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Gothic" fo:font-size="12pt" style:font-size-asian="12pt" style:font-size-complex="12pt"/>
    </style:style>
    <style:style style:name="P2" style:family="paragraph" style:parent-style-name="Preformatted_20_Text">
      <style:text-properties style:font-name="URW Gothic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становка задачи:</text:p>
      <text:p text:style-name="P1"/>
      <text:p text:style-name="P1">Мультиклассовая классификация изображений одежды. Всего классов 7, <text:s/>обучающая выборка включает 106 размеченных элементов. Сильного дисбаланса классов не наблюдается: максимальный размер класса равен 18, минимальный - 12.</text:p>
      <text:p text:style-name="P1"/>
      <text:p text:style-name="P1"/>
      <text:p text:style-name="P2">Предобработка: </text:p>
      <text:p text:style-name="P1"/>
      <text:p text:style-name="P1">1) Сглаживание (значение каждого пикселя заняется на среднее по его небольшой окрестности)</text:p>
      <text:p text:style-name="P1"/>
      <text:p text:style-name="P1">2) Перевод в ч/б (при таком объеме датасета цвет не может нести истинной предсказательной силы, а вот переобучиться на него легко)</text:p>
      <text:p text:style-name="P1"/>
      <text:p text:style-name="P1">3) Симметризация по вертикали (путем перебора возможных вертикальных осей симметрии и поиска максимума свертки получившихся половин фотографии; после нахождения максимума большая по ширине половина фотографии обрезается так, чтобы ось симметрии оказалась ровно посередине)</text:p>
      <text:p text:style-name="P1"/>
      <text:p text:style-name="P1">4) Обрезка краев (если на фотографии слишком много фона сверху/внизу или по бокам; агоритм обрезки построен на оценивании дисперсии значений пикселей на вертикальных и горизонтальных "срезах" фотографии - там, где фон, дисперсия невелика, там, где появляется и одежда, возникает контраст между ней и фоном и дисперсия резко возрастает)</text:p>
      <text:p text:style-name="P1"/>
      <text:p text:style-name="P1">5) Изменение размера до заданного квадратного (400х400)</text:p>
      <text:p text:style-name="P1"/>
      <text:p text:style-name="P1">6) Нормализация (вычитает среднее, делим на стандартное отклонение)</text:p>
      <text:p text:style-name="P1"/>
      <text:p text:style-name="P1">7) Инвертирование цветов в том случае, если в углах значения в среднем оказались выше, чем в центре (где предполагается одежда).</text:p>
      <text:p text:style-name="P1"/>
      <text:p text:style-name="P1"/>
      <text:p text:style-name="P2">Построение признаков:</text:p>
      <text:p text:style-name="P1"/>
      <text:p text:style-name="P1">1) Гистограммы цветовой насыщенности по вертикали и горизонтали (суммируются значения пикселей в полосах определенной ширины, ширина является настраиваемым параметром; к примеру, при размере картинки 400х400 и ширине полосы 50 гистограммы (и по вертикали, и по горизонтали) будут содержать по 8 бинов, т.е. всего получается 16 признаков на выходе). Эти гистограммы позвляют улавливать расширение/сужение элемента одежды по обеим осям.</text:p>
      <text:p text:style-name="P1"/>
      <text:p text:style-name="P1">2) Гистограммы градиентов. Для их подсчета квадрат разбивается на маленькие квадраты со стороной, котороая в целое число раз меньше стороны исходного (сторона маленького квадрата - настраиваемый параметр). Зачем считаются гистограммы градиентов по алгоритму, описанному на семинаре, углы разбиваются на промежутки по 20 градусов (всего 9 промежутков). Таким образом, всего порождается 9 * (количество маленьких квадратов) признаков.</text:p>
      <text:p text:style-name="P1"><text:soft-page-break/></text:p>
      <text:p text:style-name="P1"/>
      <text:p text:style-name="P2">Подбор параметров:</text:p>
      <text:p text:style-name="P1"/>
      <text:p text:style-name="P1">Модель для обучения - Random Forest (пробовались и другие, качество было хуже). Для оценки качества использовался GridSearchCV (cv = 5), из параметров алгоритма перебиралась только максимальная глубина дерева. Путем перебора параметров построения признаков выше были найдены оптимальная ширина полосы для гистограммы (20 пикселей) и сторона квадрата для гистограммы градиентов (100 пикселей, т.е. квадратов всего 16). При этом максимальное среднее accuracy было равно 0.51</text:p>
      <text:p text:style-name="P1"/>
      <text:p text:style-name="P1"/>
      <text:p text:style-name="P1">Несложно заметить, что общее количество признаков при таких параметрах равно 2 * (400 / 20) + 16 * 9 = 184. Возникло естественное желание попробовать отобрать признаки.</text:p>
      <text:p text:style-name="P1"/>
      <text:p text:style-name="P1"/>
      <text:p text:style-name="P2">Отбор признаков:</text:p>
      <text:p text:style-name="P1"/>
      <text:p text:style-name="P1">Отбор производился с помощью алгоритма RFE с перебором числа возможных признаков от 3 до 20. Там выделялся достаточно четкий максимум усредненного accuracy, равный 0.58 (число признаков равно 11), что значительно превосходило результат при обучении на всех признаках. Процесс отбора можно посмотреть в ноутбуке.</text:p>
      <text:p text:style-name="P1"/>
      <text:p text:style-name="P1"/>
      <text:p text:style-name="P2">Бот:</text:p>
      <text:p text:style-name="P1"/>
      <text:p text:style-name="P1">Для того, чтобы кто-нибудь хотя бы в теории мог использовать данный классификатор, был написан небольшой бот, который по картинке выдает предсказание (предварительно загрузив предобученную модель). Бот сохраняет присланные ему фотографии и логирует правильные ответы, если пользователь их указывает - это позволяет оценить качество, а также расширить датасет и потом обучиться заново, такой вот RL для самых маленьких. </text:p>
      <text:p text:style-name="P1"/>
      <text:p text:style-name="P1">(когда я отправляла ему свежие фотографии, чтобы сделать скриншоты для презентации, он очень хорошо угадывал и пришлось отправить фото кошки, чтобы он ошибся - это можно посмореть на слайдах презентации).</text:p>
      <text:p text:style-name="P1"/>
      <text:p text:style-name="P1"/>
      <text:p text:style-name="P1">Бот будет запущен до конца январских праздников.</text:p>
      <text:p text:style-name="P1"/>
      <text:p text:style-name="P1"/>
      <text:p text:style-name="P2">Что не удалось?</text:p>
      <text:p text:style-name="P1"/>
      <text:p text:style-name="P1">1) Увеличить датасет</text:p>
      <text:p text:style-name="P1"/>
      <text:p text:style-name="P1">2) Bag of words для картинок</text:p>
      <text:p text:style-name="P1"/>
      <text:p text:style-name="P1"><text:soft-page-break/>3) Поиск каких-то самодельных паттернов (так и на придумала, каких)</text:p>
      <text:p text:style-name="P1"/>
      <text:p text:style-name="P1"/>
      <text:p text:style-name="P2">Где что лежит:</text:p>
      <text:p text:style-name="P1"/>
      <text:p text:style-name="P1">https://github.com/masha239/SkirtOrSweater – код</text:p>
      <text:p text:style-name="P1"/>
      <text:p text:style-name="P1">@skirt_or_sweater_bot – бот в телеграме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30T12:04:38.543877037</dc:date>
    <meta:editing-duration>PT1M50S</meta:editing-duration>
    <meta:editing-cycles>1</meta:editing-cycles>
    <meta:document-statistic meta:table-count="0" meta:image-count="0" meta:object-count="0" meta:page-count="3" meta:paragraph-count="29" meta:word-count="557" meta:character-count="4110" meta:non-whitespace-character-count="3575"/>
    <meta:generator>LibreOffice/6.4.7.2$Linux_X86_64 LibreOffice_project/40$Build-2</meta:generator>
  </office:meta>
</office:document-meta>
</file>